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1D000002AACBB4EAE86943CBEA.bmp" manifest:media-type="image/bmp"/>
  <manifest:file-entry manifest:full-path="Pictures/100000000000061D000002AADDF2DCBC3D6D3E43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1f8335" officeooo:paragraph-rsid="001f8335"/>
    </style:style>
    <style:style style:name="P4" style:family="paragraph" style:parent-style-name="Standard">
      <style:text-properties style:font-name="Arial1" fo:font-weight="bold" officeooo:rsid="001f8335" officeooo:paragraph-rsid="001f8335" style:font-weight-asian="bold" style:font-weight-complex="bold"/>
    </style:style>
    <style:style style:name="P5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6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7" style:family="paragraph" style:parent-style-name="Standard">
      <style:text-properties style:font-name="Arial1" fo:font-weight="bold" officeooo:rsid="001f8335" officeooo:paragraph-rsid="0024345e" style:font-weight-asian="bold" style:font-weight-complex="bold"/>
    </style:style>
    <style:style style:name="P8" style:family="paragraph" style:parent-style-name="Standard">
      <style:text-properties style:font-name="Arial1" fo:font-weight="bold" officeooo:rsid="001f8335" officeooo:paragraph-rsid="0024344b" style:font-weight-asian="bold" style:font-weight-complex="bold"/>
    </style:style>
    <style:style style:name="P9" style:family="paragraph" style:parent-style-name="Standard">
      <style:text-properties style:font-name="Arial1" fo:font-weight="bold" officeooo:rsid="001f8335" officeooo:paragraph-rsid="0024c334" style:font-weight-asian="bold" style:font-weight-complex="bold"/>
    </style:style>
    <style:style style:name="P10" style:family="paragraph" style:parent-style-name="Standard">
      <style:text-properties style:font-name="Arial1" fo:font-weight="bold" officeooo:rsid="00213d52" officeooo:paragraph-rsid="00213d52" style:font-weight-asian="bold" style:font-weight-complex="bold"/>
    </style:style>
    <style:style style:name="P11" style:family="paragraph" style:parent-style-name="Standard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Arial1" fo:font-weight="normal" officeooo:rsid="001f8335" officeooo:paragraph-rsid="00213d52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213d52" officeooo:paragraph-rsid="001f8335" style:font-weight-asian="normal" style:font-weight-complex="normal"/>
    </style:style>
    <style:style style:name="P14" style:family="paragraph" style:parent-style-name="Standard">
      <style:text-properties style:font-name="Arial1" fo:font-weight="normal" officeooo:rsid="002291d3" style:font-weight-asian="normal" style:font-weight-complex="normal"/>
    </style:style>
    <style:style style:name="P15" style:family="paragraph" style:parent-style-name="Standard">
      <style:text-properties style:font-name="Arial1" fo:font-weight="normal" officeooo:rsid="002291d3" officeooo:paragraph-rsid="0024c334" style:font-weight-asian="normal" style:font-weight-complex="normal"/>
    </style:style>
    <style:style style:name="P16" style:family="paragraph" style:parent-style-name="Standard">
      <style:text-properties officeooo:paragraph-rsid="0024345e"/>
    </style:style>
    <style:style style:name="P17" style:family="paragraph" style:parent-style-name="Standard">
      <style:text-properties officeooo:paragraph-rsid="0024c334"/>
    </style:style>
    <style:style style:name="P18" style:family="paragraph" style:parent-style-name="Standard">
      <style:text-properties style:font-name="Arial1" fo:font-weight="normal" officeooo:rsid="0024345e" officeooo:paragraph-rsid="0024345e" style:font-weight-asian="normal" style:font-weight-complex="normal"/>
    </style:style>
    <style:style style:name="P19" style:family="paragraph" style:parent-style-name="Standard">
      <style:text-properties style:font-name="Arial1" fo:font-weight="normal" officeooo:rsid="0024345e" officeooo:paragraph-rsid="0024c334" style:font-weight-asian="normal" style:font-weight-complex="normal"/>
    </style:style>
    <style:style style:name="P20" style:family="paragraph" style:parent-style-name="Standard">
      <style:text-properties style:font-name="Arial1" officeooo:rsid="0024345e" officeooo:paragraph-rsid="0024345e"/>
    </style:style>
    <style:style style:name="P21" style:family="paragraph" style:parent-style-name="Standard">
      <style:text-properties style:font-name="Arial1" style:text-underline-style="none" fo:font-weight="normal" officeooo:rsid="002291d3" officeooo:paragraph-rsid="0024c334" style:font-weight-asian="normal" style:font-weight-complex="normal"/>
    </style:style>
    <style:style style:name="P22" style:family="paragraph"/>
    <style:style style:name="P2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24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91d3" style:font-weight-asian="normal" style:font-weight-complex="normal"/>
    </style:style>
    <style:style style:name="T5" style:family="text">
      <style:text-properties fo:font-weight="normal" officeooo:rsid="0024344b" style:font-weight-asian="normal" style:font-weight-complex="normal"/>
    </style:style>
    <style:style style:name="T6" style:family="text">
      <style:text-properties fo:font-weight="normal" officeooo:rsid="0024345e" style:font-weight-asian="normal" style:font-weight-complex="normal"/>
    </style:style>
    <style:style style:name="T7" style:family="text">
      <style:text-properties fo:font-weight="normal" officeooo:rsid="0024c334" style:font-weight-asian="normal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T10" style:family="text">
      <style:text-properties style:font-name="Arial1" fo:font-size="15pt" fo:font-weight="bold" officeooo:rsid="0024345e" style:font-size-asian="15pt" style:font-weight-asian="bold" style:font-size-complex="15pt" style:font-weight-complex="bold"/>
    </style:style>
    <style:style style:name="T11" style:family="text">
      <style:text-properties style:font-name="Arial1" officeooo:rsid="0024345e"/>
    </style:style>
    <style:style style:name="T12" style:family="text">
      <style:text-properties style:font-name="Arial1" style:text-underline-style="none" fo:font-weight="normal" officeooo:rsid="0024345e" style:font-weight-asian="normal" style:font-weight-complex="normal"/>
    </style:style>
    <style:style style:name="T13" style:family="text">
      <style:text-properties style:font-name="Arial1" style:text-underline-style="none" fo:font-weight="normal" officeooo:rsid="0024c334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291d3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291d3" style:font-weight-asian="normal" style:font-weight-complex="normal"/>
    </style:style>
    <style:style style:name="T17" style:family="text">
      <style:text-properties style:text-underline-style="none" fo:font-weight="normal" officeooo:rsid="0024345e" style:font-weight-asian="normal" style:font-weight-complex="normal"/>
    </style:style>
    <style:style style:name="T18" style:family="text">
      <style:text-properties style:text-underline-style="none" fo:font-weight="normal" officeooo:rsid="0024c334" style:font-weight-asian="normal" style:font-weight-complex="normal"/>
    </style:style>
    <style:style style:name="T19" style:family="text">
      <style:text-properties style:text-underline-style="none" fo:font-weight="normal" officeooo:rsid="0024344b" style:font-weight-asian="normal" style:font-weight-complex="normal"/>
    </style:style>
    <style:style style:name="T20" style:family="text">
      <style:text-properties officeooo:rsid="0024345e"/>
    </style:style>
    <style:style style:name="T21" style:family="text">
      <style:text-properties officeooo:rsid="0024c334"/>
    </style:style>
    <style:style style:name="gr1" style:family="graphic">
      <style:graphic-properties fo:border="solid" style:repeat="sca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_1" form:command="Tabela_3_figuras" form:datasource="Para_aula_5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image-frame form:name="Figura_1" form:control-implementation="ooo:com.sun.star.form.component.DatabaseImageControl" xml:id="control1" form:id="control1" form:image-data="Pictures/100000000000061D000002AACBB4EAE86943CBEA.bmp" form:data-field="Figura_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Figura_2" form:control-implementation="ooo:com.sun.star.form.component.DatabaseImageControl" xml:id="control2" form:id="control2" form:image-data="Pictures/100000000000061D000002AADDF2DCBC3D6D3E43.bmp" form:data-field="Figura_2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Caixa de texto 1" form:control-implementation="ooo:com.sun.star.form.component.TextField" xml:id="control3" form:id="control3" form:current-value="Luiz Eduardo Sol Ribeiro da Silv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4" form:id="control4" form:current-value="85868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5" form:control-implementation="ooo:com.sun.star.form.component.TextField" xml:id="control5" form:id="control5" form:current-value="library IEEE;&#10;use IEEE.std_logic_1164.all;&#10;use IEEE.numeric_std.all;&#10;&#10;&#10;entity alu is&#10;  generic&#10;  (&#10;    WIDTH: NATURAL := 8&#10;  );&#10;&#10;  port&#10;  (&#10;    op_first:       in STD_LOGIC_VECTOR(WIDTH-1 downto 0);&#10;    rb_op:          in STD_LOGIC_VECTOR(WIDTH-1 downto 0);&#10;    ctrl_x_y:       in STD_LOGIC;&#10;    ctrl_pass_calc: in STD_LOGIC;&#10;    ofc_result:     out STD_LOGIC_VECTOR(WIDTH-1 downto 0)&#10;  );&#10;&#10;end alu;&#10;&#10;&#10;architecture with_RCA of alu is&#10;--***********************************&#10;--*  COMPONENT DECLARATIONS      *&#10;--***********************************&#10;&#10;component rc_adder_2&#10;  generic&#10;  (&#10;  WIDTH : integer := 32&#10;  );&#10;&#10;  port&#10;  (&#10;  a_i, b_i  : in STD_LOGIC_VECTOR(WIDTH-1 downto 0);&#10;  c_i      : in STD_LOGIC;&#10;  z_o     : out STD_LOGIC_VECTOR(WIDTH-1 downto 0);&#10;  c_o      : out STD_LOGIC&#10;  );&#10;end component;&#10;&#10;--***********************************&#10;--*  INTERNAL SIGNAL DECLARATIONS  *&#10;--***********************************&#10;signal shift_op_s  : unsigned(WIDTH-1 downto 0);&#10;signal result_s    : std_logic_vector(WIDTH-1 downto 0);&#10;&#10;signal carry_out_s    : STD_LOGIC;&#10;&#10;begin&#10;&#10;  --*******************************&#10;  --*  COMPONENT INSTANTIATIONS  *&#10;  --*******************************&#10;&#10;  add:  rc_adder_2  generic map&#10;            (&#10;            WIDTH  =&gt; WIDTH&#10;            )&#10;&#10;            port map&#10;            (&#10;            a_i      =&gt; std_logic_vector(shift_op_s),&#10;            b_i      =&gt; rb_op,&#10;            c_i      =&gt; '0',&#10;            z_o     =&gt; result_s,&#10;            c_o      =&gt; carry_out_s&#10;            );&#10;&#10;  --*******************************&#10;  --*  SIGNAL ASSIGNMENTS      *&#10;  --*******************************&#10;&#10;  shift_op_s  &lt;=  unsigned(op_first) sll WIDTH/2   when (ctrl_x_y = '1') else&#10;          unsigned(op_first)        when (ctrl_x_y = '0') else&#10;          (others =&gt; 'X');&#10;  ofc_result  &lt;=  rb_op              when (ctrl_pass_calc = '0') else&#10;          result_s            when (ctrl_pass_calc = '1') else&#10;          (others =&gt; 'X');&#10;&#10;  --*******************************&#10;  --*  PROCESS DEFINITIONS      *&#10;  --*******************************&#10;&#10;&#10;end with_RCA;&#10;&#10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/></text:p>
            <text:p text:style-name="P1"><text:span text:style-name="T1">entity alu is</text:span></text:p>
            <text:p text:style-name="P1"><text:span text:style-name="T1"><text:s text:c="2"/></text:span><text:span text:style-name="T1">generic</text:span></text:p>
            <text:p text:style-name="P1"><text:span text:style-name="T1"><text:s text:c="2"/></text:span><text:span text:style-name="T1">(</text:span></text:p>
            <text:p text:style-name="P1"><text:span text:style-name="T1"><text:s text:c="4"/></text:span><text:span text:style-name="T1">WIDTH: NATURAL := 8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<text:s text:c="2"/></text:span><text:span text:style-name="T1">port</text:span></text:p>
            <text:p text:style-name="P1"><text:span text:style-name="T1"><text:s text:c="2"/></text:span><text:span text:style-name="T1">(</text:span></text:p>
            <text:p text:style-name="P1"><text:span text:style-name="T1"><text:s text:c="4"/></text:span><text:span text:style-name="T1">op_first: <text:s text:c="6"/>in STD_LOGIC_VECTOR(WIDTH-1 downto 0);</text:span></text:p>
            <text:p text:style-name="P1"><text:span text:style-name="T1"><text:s text:c="4"/></text:span><text:span text:style-name="T1">rb_op: <text:s text:c="9"/>in STD_LOGIC_VECTOR(WIDTH-1 downto 0);</text:span></text:p>
            <text:p text:style-name="P1"><text:span text:style-name="T1"><text:s text:c="4"/></text:span><text:span text:style-name="T1">ctrl_x_y: <text:s text:c="6"/>in STD_LOGIC;</text:span></text:p>
            <text:p text:style-name="P1"><text:span text:style-name="T1"><text:s text:c="4"/></text:span><text:span text:style-name="T1">ctrl_pass_calc: in STD_LOGIC;</text:span></text:p>
            <text:p text:style-name="P1"><text:span text:style-name="T1"><text:s text:c="4"/></text:span><text:span text:style-name="T1">ofc_result: <text:s text:c="4"/>out STD_LOGIC_VECTOR(WIDTH-1 downto 0)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end alu;</text:span></text:p>
            <text:p text:style-name="P1"><text:span text:style-name="T1"/></text:p>
            <text:p text:style-name="P1"><text:span text:style-name="T1"/></text:p>
            <text:p text:style-name="P1"><text:span text:style-name="T1">architecture with_RCA of alu is</text:span></text:p>
            <text:p text:style-name="P1"><text:span text:style-name="T1">--***********************************</text:span></text:p>
            <text:p text:style-name="P1"><text:span text:style-name="T1">--* <text:s/>COMPONENT DECLARATIONS <text:s text:c="5"/>*</text:span></text:p>
            <text:p text:style-name="P1"><text:span text:style-name="T1">--***********************************</text:span></text:p>
            <text:p text:style-name="P1"><text:span text:style-name="T1"/></text:p>
            <text:p text:style-name="P1"><text:span text:style-name="T1">component rc_adder_2</text:span></text:p>
            <text:p text:style-name="P1"><text:span text:style-name="T1"><text:s text:c="2"/></text:span><text:span text:style-name="T1">generic</text:span></text:p>
            <text:p text:style-name="P1"><text:span text:style-name="T1"><text:s text:c="2"/></text:span><text:span text:style-name="T1">(</text:span></text:p>
            <text:p text:style-name="P1"><text:span text:style-name="T1"><text:s text:c="2"/></text:span><text:span text:style-name="T1">WIDTH : integer := 32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<text:s text:c="2"/></text:span><text:span text:style-name="T1">port</text:span></text:p>
            <text:p text:style-name="P1"><text:span text:style-name="T1"><text:s text:c="2"/></text:span><text:span text:style-name="T1">(</text:span></text:p>
            <text:p text:style-name="P1"><text:span text:style-name="T1"><text:s text:c="2"/></text:span><text:span text:style-name="T1">a_i, b_i <text:s/>: in STD_LOGIC_VECTOR(WIDTH-1 downto 0);</text:span></text:p>
            <text:p text:style-name="P1"><text:span text:style-name="T1"><text:s text:c="2"/></text:span><text:span text:style-name="T1">c_i <text:s text:c="5"/>: in STD_LOGIC;</text:span></text:p>
            <text:p text:style-name="P1"><text:span text:style-name="T1"><text:s text:c="2"/></text:span><text:span text:style-name="T1">z_o <text:s text:c="4"/>: out STD_LOGIC_VECTOR(WIDTH-1 downto 0);</text:span></text:p>
            <text:p text:style-name="P1"><text:span text:style-name="T1"><text:s text:c="2"/></text:span><text:span text:style-name="T1">c_o <text:s text:c="5"/>: out STD_LOGIC</text:span></text:p>
            <text:p text:style-name="P1"><text:span text:style-name="T1"><text:s text:c="2"/></text:span><text:span text:style-name="T1">);</text:span></text:p>
            <text:p text:style-name="P1"><text:span text:style-name="T1">end component;</text:span></text:p>
            <text:p text:style-name="P1"><text:span text:style-name="T1"/></text:p>
            <text:p text:style-name="P1"><text:span text:style-name="T1">--***********************************</text:span></text:p>
            <text:p text:style-name="P1"><text:span text:style-name="T1">--* <text:s/>INTERNAL SIGNAL DECLARATIONS <text:s/>*</text:span></text:p>
            <text:p text:style-name="P1"><text:span text:style-name="T1">--***********************************</text:span></text:p>
            <text:p text:style-name="P1"><text:span text:style-name="T1">signal shift_op_s <text:s/>: unsigned(WIDTH-1 downto 0);</text:span></text:p>
            <text:p text:style-name="P1"><text:span text:style-name="T1">signal result_s <text:s text:c="3"/>: std_logic_vector(WIDTH-1 downto 0);</text:span></text:p>
            <text:p text:style-name="P1"><text:span text:style-name="T1"/></text:p>
            <text:p text:style-name="P1"><text:span text:style-name="T1">signal carry_out_s <text:s text:c="3"/>: STD_LOGIC;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<text:s text:c="2"/></text:span><text:span text:style-name="T1">--*******************************</text:span></text:p>
            <text:p text:style-name="P1"><text:span text:style-name="T1"><text:s text:c="2"/></text:span><text:span text:style-name="T1">--* <text:s/>COMPONENT INSTANTIATIONS <text:s/>*</text:span></text:p>
            <text:p text:style-name="P1"><text:span text:style-name="T1"><text:s text:c="2"/></text:span><text:span text:style-name="T1">--*******************************</text:span></text:p>
            <text:p text:style-name="P1"><text:span text:style-name="T1"/></text:p>
            <text:p text:style-name="P1"><text:span text:style-name="T1"><text:s text:c="2"/></text:span><text:span text:style-name="T1">add: <text:s/>rc_adder_2 <text:s/>generic map</text:span></text:p>
            <text:p text:style-name="P1"><text:span text:style-name="T1"><text:s text:c="12"/></text:span><text:span text:style-name="T1">(</text:span></text:p>
            <text:p text:style-name="P1"><text:span text:style-name="T1"><text:s text:c="12"/></text:span><text:span text:style-name="T1">WIDTH <text:s/>=&gt; WIDTH</text:span></text:p>
            <text:p text:style-name="P1"><text:span text:style-name="T1"><text:s text:c="12"/></text:span><text:span text:style-name="T1">)</text:span></text:p>
            <text:p text:style-name="P1"><text:span text:style-name="T1"/></text:p>
            <text:p text:style-name="P1"><text:span text:style-name="T1"><text:s text:c="12"/></text:span><text:span text:style-name="T1">port map</text:span></text:p>
            <text:p text:style-name="P1"><text:span text:style-name="T1"><text:s text:c="12"/></text:span><text:span text:style-name="T1">(</text:span></text:p>
            <text:p text:style-name="P1"><text:span text:style-name="T1"><text:s text:c="12"/></text:span><text:span text:style-name="T1">a_i <text:s text:c="5"/>=&gt; std_logic_vector(shift_op_s),</text:span></text:p>
            <text:p text:style-name="P1"><text:span text:style-name="T1"><text:s text:c="12"/></text:span><text:span text:style-name="T1">b_i <text:s text:c="5"/>=&gt; rb_op,</text:span></text:p>
            <text:p text:style-name="P1"><text:span text:style-name="T1"><text:s text:c="12"/></text:span><text:span text:style-name="T1">c_i <text:s text:c="5"/>=&gt; '0',</text:span></text:p>
            <text:p text:style-name="P1"><text:span text:style-name="T1"><text:s text:c="12"/></text:span><text:span text:style-name="T1">z_o <text:s text:c="4"/>=&gt; result_s,</text:span></text:p>
            <text:p text:style-name="P1"><text:span text:style-name="T1"><text:s text:c="12"/></text:span><text:span text:style-name="T1">c_o <text:s text:c="5"/>=&gt; carry_out_s</text:span></text:p>
            <text:p text:style-name="P1"><text:span text:style-name="T1"><text:s text:c="12"/></text:span><text:span text:style-name="T1">);</text:span></text:p>
            <text:p text:style-name="P1"><text:span text:style-name="T1"/></text:p>
            <text:p text:style-name="P1"><text:span text:style-name="T1"><text:s text:c="2"/></text:span><text:span text:style-name="T1">--*******************************</text:span></text:p>
            <text:p text:style-name="P1"><text:span text:style-name="T1"><text:s text:c="2"/></text:span><text:span text:style-name="T1">--* <text:s/>SIGNAL ASSIGNMENTS <text:s text:c="5"/>*</text:span></text:p>
            <text:p text:style-name="P1"><text:span text:style-name="T1"><text:s text:c="2"/></text:span><text:span text:style-name="T1">--*******************************</text:span></text:p>
            <text:p text:style-name="P1"><text:span text:style-name="T1"/></text:p>
            <text:p text:style-name="P1"><text:span text:style-name="T1"><text:s text:c="2"/></text:span><text:span text:style-name="T1">shift_op_s <text:s/>&lt;= <text:s/>unsigned(op_first) sll WIDTH/2 <text:s text:c="2"/>when (ctrl_x_y = '1') else</text:span></text:p>
            <text:p text:style-name="P1"><text:span text:style-name="T1"><text:s text:c="10"/></text:span><text:span text:style-name="T1">unsigned(op_first) <text:s text:c="7"/>when (ctrl_x_y = '0') else</text:span></text:p>
            <text:p text:style-name="P1"><text:span text:style-name="T1"><text:s text:c="10"/></text:span><text:span text:style-name="T1">(others =&gt; 'X');</text:span></text:p>
            <text:p text:style-name="P1"><text:span text:style-name="T1"><text:s text:c="2"/></text:span><text:span text:style-name="T1">ofc_result <text:s/>&lt;= <text:s/>rb_op <text:s text:c="13"/>when (ctrl_pass_calc = '0') else</text:span></text:p>
            <text:p text:style-name="P1"><text:span text:style-name="T1"><text:s text:c="10"/></text:span><text:span text:style-name="T1">result_s <text:s text:c="11"/>when (ctrl_pass_calc = '1') else</text:span></text:p>
            <text:p text:style-name="P1"><text:span text:style-name="T1"><text:s text:c="10"/></text:span><text:span text:style-name="T1">(others =&gt; 'X');</text:span></text:p>
            <text:p text:style-name="P1"><text:span text:style-name="T1"/></text:p>
            <text:p text:style-name="P1"><text:span text:style-name="T1"><text:s text:c="2"/></text:span><text:span text:style-name="T1">--*******************************</text:span></text:p>
            <text:p text:style-name="P1"><text:span text:style-name="T1"><text:s text:c="2"/></text:span><text:span text:style-name="T1">--* <text:s/>PROCESS DEFINITIONS <text:s text:c="5"/>*</text:span></text:p>
            <text:p text:style-name="P1"><text:span text:style-name="T1"><text:s text:c="2"/></text:span><text:span text:style-name="T1">--*******************************</text:span></text:p>
            <text:p text:style-name="P1"><text:span text:style-name="T1"/></text:p>
            <text:p text:style-name="P1"><text:span text:style-name="T1"/></text:p>
            <text:p text:style-name="P1"><text:span text:style-name="T1">end with_RCA;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form:textarea>
          <form:textarea form:name="Caixa de texto 4" form:control-implementation="ooo:com.sun.star.form.component.TextField" xml:id="control6" form:id="control6" form:current-value="library ieee;&#10;use ieee.std_logic_1164.all;&#10;use ieee.numeric_std.all;&#10;&#10;entity stimuli_module is&#10;  generic&#10;  (&#10;  WIDTH: natural := 8&#10;  );&#10;&#10;  port&#10;  (&#10;  op_first:       out STD_LOGIC_VECTOR(WIDTH - 1 downto 0);&#10;  rb_op:          out STD_LOGIC_VECTOR(WIDTH - 1 downto 0);&#10;  ctrl_x_y:       out STD_LOGIC;&#10;  ctrl_pass_calc: out STD_LOGIC&#10;  );&#10;&#10;end stimuli_module;&#10;&#10;architecture test of stimuli_module  is&#10;-- &quot;Time&quot; that will elapse between test vectors we submit to the component.&#10;constant TIME_DELTA : time := 40 ns;      -- choose any value&#10;&#10;begin&#10;&#10;simulation : process&#10;&#10;-- procedure for vector generation&#10;&#10;procedure assign_input_words (constant a, b: in integer) is&#10;begin&#10;-- Assign values to estimuli_module´s outputs.&#10;op_first &lt;= std_logic_vector(to_unsigned(a, WIDTH));&#10;rb_op &lt;= std_logic_vector(to_unsigned(b, WIDTH));&#10;&#10;wait for TIME_DELTA;&#10;end procedure assign_input_words;&#10;&#10;&#10;procedure assign_ctrl_x_y (constant a: in STD_LOGIC) is&#10;begin&#10;-- Assign values to estimuli_module´s outputs.&#10;ctrl_x_y &lt;= a;&#10;&#10;-- wait for TIME_DELTA;&#10;end procedure assign_ctrl_x_y;&#10;&#10;procedure assign_ctrl_pass_calc (constant a: in STD_LOGIC) is&#10;begin&#10;-- Assign values to estimuli_module´s outputs.&#10;ctrl_pass_calc &lt;= a;&#10;&#10;-- wait for TIME_DELTA;&#10;end procedure assign_ctrl_pass_calc;&#10;&#10;begin&#10;&#10;-- test vectors application&#10;&#10;assign_ctrl_x_y('0');&#10;assign_ctrl_pass_calc('0');&#10;assign_input_words(0, 0);&#10;&#10;assign_ctrl_x_y('0');&#10;assign_ctrl_pass_calc('1');&#10;assign_input_words(0, 0);&#10;&#10;assign_ctrl_x_y('1');&#10;assign_ctrl_pass_calc('0');&#10;assign_input_words(0, 0);&#10;&#10;assign_ctrl_x_y('1');&#10;assign_ctrl_pass_calc('1');&#10;assign_input_words(0, 0);&#10;&#10;assign_ctrl_x_y('0');&#10;assign_ctrl_pass_calc('0');&#10;assign_input_words(12, 27);&#10;&#10;assign_ctrl_x_y('0');&#10;assign_ctrl_pass_calc('1');&#10;assign_input_words(12, 27);&#10;&#10;assign_ctrl_x_y('1');&#10;assign_ctrl_pass_calc('0');&#10;assign_input_words(12, 27);&#10;&#10;assign_ctrl_x_y('1');&#10;assign_ctrl_pass_calc('1');&#10;assign_input_words(12, 27);&#10;&#10;&#10;wait;&#10;end process simulation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entity stimuli_module is</text:span></text:p>
            <text:p text:style-name="P1"><text:span text:style-name="T1"><text:s text:c="2"/></text:span><text:span text:style-name="T1">generic</text:span></text:p>
            <text:p text:style-name="P1"><text:span text:style-name="T1"><text:s text:c="2"/></text:span><text:span text:style-name="T1">(</text:span></text:p>
            <text:p text:style-name="P1"><text:span text:style-name="T1"><text:s text:c="2"/></text:span><text:span text:style-name="T1">WIDTH: natural := 8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<text:s text:c="2"/></text:span><text:span text:style-name="T1">port</text:span></text:p>
            <text:p text:style-name="P1"><text:span text:style-name="T1"><text:s text:c="2"/></text:span><text:span text:style-name="T1">(</text:span></text:p>
            <text:p text:style-name="P1"><text:span text:style-name="T1"><text:s text:c="2"/></text:span><text:span text:style-name="T1">op_first: <text:s text:c="6"/>out STD_LOGIC_VECTOR(WIDTH - 1 downto 0);</text:span></text:p>
            <text:p text:style-name="P1"><text:span text:style-name="T1"><text:s text:c="2"/></text:span><text:span text:style-name="T1">rb_op: <text:s text:c="9"/>out STD_LOGIC_VECTOR(WIDTH - 1 downto 0);</text:span></text:p>
            <text:p text:style-name="P1"><text:span text:style-name="T1"><text:s text:c="2"/></text:span><text:span text:style-name="T1">ctrl_x_y: <text:s text:c="6"/>out STD_LOGIC;</text:span></text:p>
            <text:p text:style-name="P1"><text:span text:style-name="T1"><text:s text:c="2"/></text:span><text:span text:style-name="T1">ctrl_pass_calc: out STD_LOGIC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end stimuli_module;</text:span></text:p>
            <text:p text:style-name="P1"><text:span text:style-name="T1"/></text:p>
            <text:p text:style-name="P1"><text:span text:style-name="T1">architecture test of stimuli_module <text:s/>is</text:span></text:p>
            <text:p text:style-name="P1"><text:span text:style-name="T1">-- "Time" that will elapse between test vectors we submit to the component.</text:span></text:p>
            <text:p text:style-name="P1"><text:span text:style-name="T1">constant TIME_DELTA : time := 40 ns; <text:s text:c="5"/>-- choose any value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simulation : process</text:span></text:p>
            <text:p text:style-name="P1"><text:span text:style-name="T1"/></text:p>
            <text:p text:style-name="P1"><text:span text:style-name="T1">-- procedure for vector generation</text:span></text:p>
            <text:p text:style-name="P1"><text:span text:style-name="T1"/></text:p>
            <text:p text:style-name="P1"><text:span text:style-name="T1">procedure assign_input_words (constant a, b: in integer) is</text:span></text:p>
            <text:p text:style-name="P1"><text:span text:style-name="T1">begin</text:span></text:p>
            <text:p text:style-name="P1"><text:span text:style-name="T1">-- Assign values to estimuli_module´s outputs.</text:span></text:p>
            <text:p text:style-name="P1"><text:span text:style-name="T1">op_first &lt;= std_logic_vector(to_unsigned(a, WIDTH));</text:span></text:p>
            <text:p text:style-name="P1"><text:span text:style-name="T1">rb_op &lt;= std_logic_vector(to_unsigned(b, WIDTH));</text:span></text:p>
            <text:p text:style-name="P1"><text:span text:style-name="T1"/></text:p>
            <text:p text:style-name="P1"><text:span text:style-name="T1">wait for TIME_DELTA;</text:span></text:p>
            <text:p text:style-name="P1"><text:span text:style-name="T1">end procedure assign_input_words;</text:span></text:p>
            <text:p text:style-name="P1"><text:span text:style-name="T1"/></text:p>
            <text:p text:style-name="P1"><text:span text:style-name="T1"/></text:p>
            <text:p text:style-name="P1"><text:span text:style-name="T1">procedure assign_ctrl_x_y (constant a: in STD_LOGIC) is</text:span></text:p>
            <text:p text:style-name="P1"><text:span text:style-name="T1">begin</text:span></text:p>
            <text:p text:style-name="P1"><text:span text:style-name="T1">-- Assign values to estimuli_module´s outputs.</text:span></text:p>
            <text:p text:style-name="P1"><text:span text:style-name="T1">ctrl_x_y &lt;= a;</text:span></text:p>
            <text:p text:style-name="P1"><text:span text:style-name="T1"/></text:p>
            <text:p text:style-name="P1"><text:span text:style-name="T1">-- wait for TIME_DELTA;</text:span></text:p>
            <text:p text:style-name="P1"><text:span text:style-name="T1">end procedure assign_ctrl_x_y;</text:span></text:p>
            <text:p text:style-name="P1"><text:span text:style-name="T1"/></text:p>
            <text:p text:style-name="P1"><text:span text:style-name="T1">procedure assign_ctrl_pass_calc (constant a: in STD_LOGIC) is</text:span></text:p>
            <text:p text:style-name="P1"><text:span text:style-name="T1">begin</text:span></text:p>
            <text:p text:style-name="P1"><text:span text:style-name="T1">-- Assign values to estimuli_module´s outputs.</text:span></text:p>
            <text:p text:style-name="P1"><text:span text:style-name="T1">ctrl_pass_calc &lt;= a;</text:span></text:p>
            <text:p text:style-name="P1"><text:span text:style-name="T1"/></text:p>
            <text:p text:style-name="P1"><text:span text:style-name="T1">-- wait for TIME_DELTA;</text:span></text:p>
            <text:p text:style-name="P1"><text:span text:style-name="T1">end procedure assign_ctrl_pass_calc;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-- test vectors application</text:span></text:p>
            <text:p text:style-name="P1"><text:span text:style-name="T1"/></text:p>
            <text:p text:style-name="P1"><text:span text:style-name="T1">assign_ctrl_x_y('0');</text:span></text:p>
            <text:p text:style-name="P1"><text:span text:style-name="T1">assign_ctrl_pass_calc('0');</text:span></text:p>
            <text:p text:style-name="P1"><text:span text:style-name="T1">assign_input_words(0, 0);</text:span></text:p>
            <text:p text:style-name="P1"><text:span text:style-name="T1"/></text:p>
            <text:p text:style-name="P1"><text:span text:style-name="T1">assign_ctrl_x_y('0');</text:span></text:p>
            <text:p text:style-name="P1"><text:span text:style-name="T1">assign_ctrl_pass_calc('1');</text:span></text:p>
            <text:p text:style-name="P1"><text:span text:style-name="T1">assign_input_words(0, 0);</text:span></text:p>
            <text:p text:style-name="P1"><text:span text:style-name="T1"/></text:p>
            <text:p text:style-name="P1"><text:span text:style-name="T1">assign_ctrl_x_y('1');</text:span></text:p>
            <text:p text:style-name="P1"><text:span text:style-name="T1">assign_ctrl_pass_calc('0');</text:span></text:p>
            <text:p text:style-name="P1"><text:span text:style-name="T1">assign_input_words(0, 0);</text:span></text:p>
            <text:p text:style-name="P1"><text:span text:style-name="T1"/></text:p>
            <text:p text:style-name="P1"><text:span text:style-name="T1">assign_ctrl_x_y('1');</text:span></text:p>
            <text:p text:style-name="P1"><text:span text:style-name="T1">assign_ctrl_pass_calc('1');</text:span></text:p>
            <text:p text:style-name="P1"><text:span text:style-name="T1">assign_input_words(0, 0);</text:span></text:p>
            <text:p text:style-name="P1"><text:span text:style-name="T1"/></text:p>
            <text:p text:style-name="P1"><text:span text:style-name="T1">assign_ctrl_x_y('0');</text:span></text:p>
            <text:p text:style-name="P1"><text:span text:style-name="T1">assign_ctrl_pass_calc('0');</text:span></text:p>
            <text:p text:style-name="P1"><text:span text:style-name="T1">assign_input_words(12, 27);</text:span></text:p>
            <text:p text:style-name="P1"><text:span text:style-name="T1"/></text:p>
            <text:p text:style-name="P1"><text:span text:style-name="T1">assign_ctrl_x_y('0');</text:span></text:p>
            <text:p text:style-name="P1"><text:span text:style-name="T1">assign_ctrl_pass_calc('1');</text:span></text:p>
            <text:p text:style-name="P1"><text:span text:style-name="T1">assign_input_words(12, 27);</text:span></text:p>
            <text:p text:style-name="P1"><text:span text:style-name="T1"/></text:p>
            <text:p text:style-name="P1"><text:span text:style-name="T1">assign_ctrl_x_y('1');</text:span></text:p>
            <text:p text:style-name="P1"><text:span text:style-name="T1">assign_ctrl_pass_calc('0');</text:span></text:p>
            <text:p text:style-name="P1"><text:span text:style-name="T1">assign_input_words(12, 27);</text:span></text:p>
            <text:p text:style-name="P1"><text:span text:style-name="T1"/></text:p>
            <text:p text:style-name="P1"><text:span text:style-name="T1">assign_ctrl_x_y('1');</text:span></text:p>
            <text:p text:style-name="P1"><text:span text:style-name="T1">assign_ctrl_pass_calc('1');</text:span></text:p>
            <text:p text:style-name="P1"><text:span text:style-name="T1">assign_input_words(12, 27);</text:span></text:p>
            <text:p text:style-name="P1"><text:span text:style-name="T1"/></text:p>
            <text:p text:style-name="P1"><text:span text:style-name="T1"/></text:p>
            <text:p text:style-name="P1"><text:span text:style-name="T1">wait;</text:span></text:p>
            <text:p text:style-name="P1"><text:span text:style-name="T1">end process simulation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3" form:control-implementation="ooo:com.sun.star.form.component.TextField" xml:id="control7" form:id="control7" form:current-value="O sinal na saída corresponde ao esperado dados os estímulos fornecidos ao componente em teste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O sinal na saída corresponde ao esperado dados os estímulos fornecidos ao componente em </text:span><text:span text:style-name="T1">teste.</text:span></text:p>
          </form:textarea>
          <form:textarea form:name="Caixa de texto 6" form:control-implementation="ooo:com.sun.star.form.component.TextField" xml:id="control8" form:id="control8" form:current-value="Library IEEE;&#10;use ieee.STD_LOGIC_1164.all;&#10;&#10;entity rc_adder_3 is&#10;  generic&#10;  (&#10;    WIDTH : integer := 32&#10;  );&#10;&#10;  port&#10;  (&#10;    a_i, b_i: in STD_LOGIC_VECTOR(WIDTH - 1 downto 0);&#10;    c_i:      in STD_LOGIC;&#10;    z_o:      out STD_LOGIC_VECTOR(WIDTH - 1 downto 0);&#10;    c_o:      out STD_LOGIC;&#10;    ctrl_x_y: in STD_LOGIC&#10;  );&#10;&#10;end rc_adder_3;&#10;&#10;architecture arch of rc_adder_3 is&#10;&#10;  component full_adder_1&#10;    port&#10;    (&#10;      a_in:  in STD_LOGIC;&#10;      b_in:  in STD_LOGIC;&#10;      c_in:  in STD_LOGIC;&#10;      z_out: out STD_LOGIC;&#10;      c_out: out STD_LOGIC&#10;    );&#10;  end component;&#10;&#10;  signal cout_s: STD_LOGIC_VECTOR(WIDTH - 1 downto 0);&#10;  signal z_s: STD_LOGIC_VECTOR(WIDTH - 1 downto 0);&#10;  signal a_aux_s: STD_LOGIC_VECTOR(WIDTH - 1 downto 0);&#10;&#10;begin&#10;&#10;    fa_init:  full_adder_1 port map&#10;                (&#10;                  a_in =&gt; a_aux_s(0),&#10;                  b_in =&gt; b_i(0),&#10;                  c_in =&gt; c_i,&#10;                  z_out =&gt; z_s(0),&#10;                  c_out =&gt; cout_s(0)&#10;                );&#10;&#10;    a_aux_s(0) &lt;= a_i(0) when (ctrl_x_y = '0')&#10;                         else&#10;                           '0' when (ctrl_x_y = '1')&#10;                               else&#10;                                 'X';&#10;&#10;  gen_fas: for I in 1 to WIDTH - 2 generate&#10;&#10;    gen_fas_if_1:&#10;        if (I &lt; WIDTH / 2) GENERATE&#10;          a_aux_s(I) &lt;= a_i(I) when (ctrl_x_y = '0')&#10;                               else&#10;                                 '0' when (ctrl_x_y = '1')&#10;                                     else&#10;                                       'X';&#10;        END GENERATE gen_fas_if_1;&#10;&#10;    gen_fas_if_2:&#10;        if (I &gt;= WIDTH / 2) GENERATE&#10;          a_aux_s(I) &lt;= a_i(I) when (ctrl_x_y = '0')&#10;                               else&#10;                                 a_i(I - (WIDTH / 2)) when (ctrl_x_y = '1')&#10;                                                      else&#10;                                                        'X';&#10;        END GENERATE gen_fas_if_2;&#10;&#10;    fa: full_adder_1 port map&#10;            (&#10;              a_in =&gt; a_aux_s(i),&#10;              b_in =&gt; b_i(i),&#10;              c_in =&gt; cout_s(i - 1),&#10;              z_out =&gt; z_s(i),&#10;              c_out =&gt; cout_s(i)&#10;            );&#10;  end generate;&#10;&#10;  fa_last:  full_adder_1 port map&#10;              (&#10;                a_in =&gt; a_aux_s(WIDTH - 1),&#10;                b_in =&gt; b_i(WIDTH - 1),&#10;                c_in =&gt; cout_s(WIDTH-2),&#10;                z_out =&gt; z_s(WIDTH - 1),&#10;                c_out =&gt; cout_s(WIDTH - 1)&#10;              );&#10;&#10;    a_aux_s(WIDTH - 1) &lt;= a_i(WIDTH - 1) when (ctrl_x_y = '0')&#10;                                         else&#10;                                           a_i((WIDTH / 2) - 1) when (ctrl_x_y = '1')&#10;                                                                else&#10;                                                                  'X';&#10;&#10;     z_o &lt;= z_s;&#10;     c_o &lt;= cout_s(WIDTH - 1);&#10;&#10;end arch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/></text:p>
            <text:p text:style-name="P1"><text:span text:style-name="T1">entity rc_adder_3 is</text:span></text:p>
            <text:p text:style-name="P1"><text:span text:style-name="T1"><text:s text:c="2"/></text:span><text:span text:style-name="T1">generic</text:span></text:p>
            <text:p text:style-name="P1"><text:span text:style-name="T1"><text:s text:c="2"/></text:span><text:span text:style-name="T1">(</text:span></text:p>
            <text:p text:style-name="P1"><text:span text:style-name="T1"><text:s text:c="4"/></text:span><text:span text:style-name="T1">WIDTH : integer := 32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<text:s text:c="2"/></text:span><text:span text:style-name="T1">port</text:span></text:p>
            <text:p text:style-name="P1"><text:span text:style-name="T1"><text:s text:c="2"/></text:span><text:span text:style-name="T1">(</text:span></text:p>
            <text:p text:style-name="P1"><text:span text:style-name="T1"><text:s text:c="4"/></text:span><text:span text:style-name="T1">a_i, b_i: in STD_LOGIC_VECTOR(WIDTH - 1 downto 0);</text:span></text:p>
            <text:p text:style-name="P1"><text:span text:style-name="T1"><text:s text:c="4"/></text:span><text:span text:style-name="T1">c_i: <text:s text:c="5"/>in STD_LOGIC;</text:span></text:p>
            <text:p text:style-name="P1"><text:span text:style-name="T1"><text:s text:c="4"/></text:span><text:span text:style-name="T1">z_o: <text:s text:c="5"/>out STD_LOGIC_VECTOR(WIDTH - 1 downto 0);</text:span></text:p>
            <text:p text:style-name="P1"><text:span text:style-name="T1"><text:s text:c="4"/></text:span><text:span text:style-name="T1">c_o: <text:s text:c="5"/>out STD_LOGIC;</text:span></text:p>
            <text:p text:style-name="P1"><text:span text:style-name="T1"><text:s text:c="4"/></text:span><text:span text:style-name="T1">ctrl_x_y: in STD_LOGIC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end rc_adder_3;</text:span></text:p>
            <text:p text:style-name="P1"><text:span text:style-name="T1"/></text:p>
            <text:p text:style-name="P1"><text:span text:style-name="T1">architecture arch of rc_adder_3 is</text:span></text:p>
            <text:p text:style-name="P1"><text:span text:style-name="T1"/></text:p>
            <text:p text:style-name="P1"><text:span text:style-name="T1"><text:s text:c="2"/></text:span><text:span text:style-name="T1">component full_adder_1</text:span></text:p>
            <text:p text:style-name="P1"><text:span text:style-name="T1"><text:s text:c="4"/></text:span><text:span text:style-name="T1">port</text:span></text:p>
            <text:p text:style-name="P1"><text:span text:style-name="T1"><text:s text:c="4"/></text:span><text:span text:style-name="T1">(</text:span></text:p>
            <text:p text:style-name="P1"><text:span text:style-name="T1"><text:s text:c="6"/></text:span><text:span text:style-name="T1">a_in: <text:s/>in STD_LOGIC;</text:span></text:p>
            <text:p text:style-name="P1"><text:span text:style-name="T1"><text:s text:c="6"/></text:span><text:span text:style-name="T1">b_in: <text:s/>in STD_LOGIC;</text:span></text:p>
            <text:p text:style-name="P1"><text:span text:style-name="T1"><text:s text:c="6"/></text:span><text:span text:style-name="T1">c_in: <text:s/>in STD_LOGIC;</text:span></text:p>
            <text:p text:style-name="P1"><text:span text:style-name="T1"><text:s text:c="6"/></text:span><text:span text:style-name="T1">z_out: out STD_LOGIC;</text:span></text:p>
            <text:p text:style-name="P1"><text:span text:style-name="T1"><text:s text:c="6"/></text:span><text:span text:style-name="T1">c_out: out STD_LOGIC</text:span></text:p>
            <text:p text:style-name="P1"><text:span text:style-name="T1"><text:s text:c="4"/></text:span><text:span text:style-name="T1">);</text:span></text:p>
            <text:p text:style-name="P1"><text:span text:style-name="T1"><text:s text:c="2"/></text:span><text:span text:style-name="T1">end component;</text:span></text:p>
            <text:p text:style-name="P1"><text:span text:style-name="T1"/></text:p>
            <text:p text:style-name="P1"><text:span text:style-name="T1"><text:s text:c="2"/></text:span><text:span text:style-name="T1">signal cout_s: STD_LOGIC_VECTOR(WIDTH - 1 downto 0);</text:span></text:p>
            <text:p text:style-name="P1"><text:span text:style-name="T1"><text:s text:c="2"/></text:span><text:span text:style-name="T1">signal z_s: STD_LOGIC_VECTOR(WIDTH - 1 downto 0);</text:span></text:p>
            <text:p text:style-name="P1"><text:span text:style-name="T1"><text:s text:c="2"/></text:span><text:span text:style-name="T1">signal a_aux_s: STD_LOGIC_VECTOR(WIDTH - 1 downto 0);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<text:s text:c="4"/></text:span><text:span text:style-name="T1">fa_init: <text:s/>full_adder_1 port map</text:span></text:p>
            <text:p text:style-name="P1"><text:span text:style-name="T1"><text:s text:c="16"/></text:span><text:span text:style-name="T1">(</text:span></text:p>
            <text:p text:style-name="P1"><text:span text:style-name="T1"><text:s text:c="18"/></text:span><text:span text:style-name="T1">a_in =&gt; a_aux_s(0),</text:span></text:p>
            <text:p text:style-name="P1"><text:span text:style-name="T1"><text:s text:c="18"/></text:span><text:span text:style-name="T1">b_in =&gt; b_i(0),</text:span></text:p>
            <text:p text:style-name="P1"><text:span text:style-name="T1"><text:s text:c="18"/></text:span><text:span text:style-name="T1">c_in =&gt; c_i,</text:span></text:p>
            <text:p text:style-name="P1"><text:span text:style-name="T1"><text:s text:c="18"/></text:span><text:span text:style-name="T1">z_out =&gt; z_s(0),</text:span></text:p>
            <text:p text:style-name="P1"><text:span text:style-name="T1"><text:s text:c="18"/></text:span><text:span text:style-name="T1">c_out =&gt; cout_s(0)</text:span></text:p>
            <text:p text:style-name="P1"><text:span text:style-name="T1"><text:s text:c="16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a_aux_s(0) &lt;= a_i(0) when (ctrl_x_y = '0')</text:span></text:p>
            <text:p text:style-name="P1"><text:span text:style-name="T1"><text:s text:c="25"/></text:span><text:span text:style-name="T1">else</text:span></text:p>
            <text:p text:style-name="P1"><text:span text:style-name="T1"><text:s text:c="27"/></text:span><text:span text:style-name="T1">'0' when (ctrl_x_y = '1')</text:span></text:p>
            <text:p text:style-name="P1"><text:span text:style-name="T1"><text:s text:c="31"/></text:span><text:span text:style-name="T1">else</text:span></text:p>
            <text:p text:style-name="P1"><text:span text:style-name="T1"><text:s text:c="33"/></text:span><text:span text:style-name="T1">'X';</text:span></text:p>
            <text:p text:style-name="P1"><text:span text:style-name="T1"/></text:p>
            <text:p text:style-name="P1"><text:span text:style-name="T1"><text:s text:c="2"/></text:span><text:span text:style-name="T1">gen_fas: for I in 1 to WIDTH - 2 generate</text:span></text:p>
            <text:p text:style-name="P1"><text:span text:style-name="T1"/></text:p>
            <text:p text:style-name="P1"><text:span text:style-name="T1"><text:s text:c="4"/></text:span><text:span text:style-name="T1">gen_fas_if_1:</text:span></text:p>
            <text:p text:style-name="P1"><text:span text:style-name="T1"><text:s text:c="8"/></text:span><text:span text:style-name="T1">if (I &lt; WIDTH / 2) GENERATE</text:span></text:p>
            <text:p text:style-name="P1"><text:span text:style-name="T1"><text:s text:c="10"/></text:span><text:span text:style-name="T1">a_aux_s(I) &lt;= a_i(I) when (ctrl_x_y = '0')</text:span></text:p>
            <text:p text:style-name="P1"><text:span text:style-name="T1"><text:s text:c="31"/></text:span><text:span text:style-name="T1">else</text:span></text:p>
            <text:p text:style-name="P1"><text:span text:style-name="T1"><text:s text:c="33"/></text:span><text:span text:style-name="T1">'0' when (ctrl_x_y = '1')</text:span></text:p>
            <text:p text:style-name="P1"><text:span text:style-name="T1"><text:s text:c="37"/></text:span><text:span text:style-name="T1">else</text:span></text:p>
            <text:p text:style-name="P1"><text:span text:style-name="T1"><text:s text:c="39"/></text:span><text:span text:style-name="T1">'X';</text:span></text:p>
            <text:p text:style-name="P1"><text:span text:style-name="T1"><text:s text:c="8"/></text:span><text:span text:style-name="T1">END GENERATE gen_fas_if_1;</text:span></text:p>
            <text:p text:style-name="P1"><text:span text:style-name="T1"/></text:p>
            <text:p text:style-name="P1"><text:span text:style-name="T1"><text:s text:c="4"/></text:span><text:span text:style-name="T1">gen_fas_if_2:</text:span></text:p>
            <text:p text:style-name="P1"><text:span text:style-name="T1"><text:s text:c="8"/></text:span><text:span text:style-name="T1">if (I &gt;= WIDTH / 2) GENERATE</text:span></text:p>
            <text:p text:style-name="P1"><text:span text:style-name="T1"><text:s text:c="10"/></text:span><text:span text:style-name="T1">a_aux_s(I) &lt;= a_i(I) when (ctrl_x_y = '0')</text:span></text:p>
            <text:p text:style-name="P1"><text:span text:style-name="T1"><text:s text:c="31"/></text:span><text:span text:style-name="T1">else</text:span></text:p>
            <text:p text:style-name="P1"><text:span text:style-name="T1"><text:s text:c="33"/></text:span><text:span text:style-name="T1">a_i(I - (WIDTH / 2)) when (ctrl_x_y = '1')</text:span></text:p>
            <text:p text:style-name="P1"><text:span text:style-name="T1"><text:s text:c="54"/></text:span><text:span text:style-name="T1">else</text:span></text:p>
            <text:p text:style-name="P1"><text:span text:style-name="T1"><text:s text:c="56"/></text:span><text:span text:style-name="T1">'X';</text:span></text:p>
            <text:p text:style-name="P1"><text:span text:style-name="T1"><text:s text:c="8"/></text:span><text:span text:style-name="T1">END GENERATE gen_fas_if_2;</text:span></text:p>
            <text:p text:style-name="P1"><text:span text:style-name="T1"/></text:p>
            <text:p text:style-name="P1"><text:span text:style-name="T1"><text:s text:c="4"/></text:span><text:span text:style-name="T1">fa: full_adder_1 port map</text:span></text:p>
            <text:p text:style-name="P1"><text:span text:style-name="T1"><text:s text:c="12"/></text:span><text:span text:style-name="T1">(</text:span></text:p>
            <text:p text:style-name="P1"><text:span text:style-name="T1"><text:s text:c="14"/></text:span><text:span text:style-name="T1">a_in =&gt; a_aux_s(i),</text:span></text:p>
            <text:p text:style-name="P1"><text:span text:style-name="T1"><text:s text:c="14"/></text:span><text:span text:style-name="T1">b_in =&gt; b_i(i),</text:span></text:p>
            <text:p text:style-name="P1"><text:span text:style-name="T1"><text:s text:c="14"/></text:span><text:span text:style-name="T1">c_in =&gt; cout_s(i - 1),</text:span></text:p>
            <text:p text:style-name="P1"><text:span text:style-name="T1"><text:s text:c="14"/></text:span><text:span text:style-name="T1">z_out =&gt; z_s(i),</text:span></text:p>
            <text:p text:style-name="P1"><text:span text:style-name="T1"><text:s text:c="14"/></text:span><text:span text:style-name="T1">c_out =&gt; cout_s(i)</text:span></text:p>
            <text:p text:style-name="P1"><text:span text:style-name="T1"><text:s text:c="12"/></text:span><text:span text:style-name="T1">);</text:span></text:p>
            <text:p text:style-name="P1"><text:span text:style-name="T1"><text:s text:c="2"/></text:span><text:span text:style-name="T1">end generate;</text:span></text:p>
            <text:p text:style-name="P1"><text:span text:style-name="T1"/></text:p>
            <text:p text:style-name="P1"><text:span text:style-name="T1"><text:s text:c="2"/></text:span><text:span text:style-name="T1">fa_last: <text:s/>full_adder_1 port map</text:span></text:p>
            <text:p text:style-name="P1"><text:span text:style-name="T1"><text:s text:c="14"/></text:span><text:span text:style-name="T1">(</text:span></text:p>
            <text:p text:style-name="P1"><text:span text:style-name="T1"><text:s text:c="16"/></text:span><text:span text:style-name="T1">a_in =&gt; a_aux_s(WIDTH - 1),</text:span></text:p>
            <text:p text:style-name="P1"><text:span text:style-name="T1"><text:s text:c="16"/></text:span><text:span text:style-name="T1">b_in =&gt; b_i(WIDTH - 1),</text:span></text:p>
            <text:p text:style-name="P1"><text:span text:style-name="T1"><text:s text:c="16"/></text:span><text:span text:style-name="T1">c_in =&gt; cout_s(WIDTH-2),</text:span></text:p>
            <text:p text:style-name="P1"><text:span text:style-name="T1"><text:s text:c="16"/></text:span><text:span text:style-name="T1">z_out =&gt; z_s(WIDTH - 1),</text:span></text:p>
            <text:p text:style-name="P1"><text:span text:style-name="T1"><text:s text:c="16"/></text:span><text:span text:style-name="T1">c_out =&gt; cout_s(WIDTH - 1)</text:span></text:p>
            <text:p text:style-name="P1"><text:span text:style-name="T1"><text:s text:c="1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a_aux_s(WIDTH - 1) &lt;= a_i(WIDTH - 1) when (ctrl_x_y = '0')</text:span></text:p>
            <text:p text:style-name="P1"><text:span text:style-name="T1"><text:s text:c="41"/></text:span><text:span text:style-name="T1">else</text:span></text:p>
            <text:p text:style-name="P1"><text:span text:style-name="T1"><text:s text:c="43"/></text:span><text:span text:style-name="T1">a_i((WIDTH / 2) - 1) when (ctrl_x_y = '1')</text:span></text:p>
            <text:p text:style-name="P1"><text:span text:style-name="T1"><text:s text:c="64"/></text:span><text:span text:style-name="T1">else</text:span></text:p>
            <text:p text:style-name="P1"><text:span text:style-name="T1"><text:s text:c="66"/></text:span><text:span text:style-name="T1">'X';</text:span></text:p>
            <text:p text:style-name="P1"><text:span text:style-name="T1"/></text:p>
            <text:p text:style-name="P1"><text:span text:style-name="T1"><text:s text:c="5"/></text:span><text:span text:style-name="T1">z_o &lt;= z_s;</text:span></text:p>
            <text:p text:style-name="P1"><text:span text:style-name="T1"><text:s text:c="5"/></text:span><text:span text:style-name="T1">c_o &lt;= cout_s(WIDTH - 1);</text:span></text:p>
            <text:p text:style-name="P1"><text:span text:style-name="T1"/></text:p>
            <text:p text:style-name="P1"><text:span text:style-name="T1">end arch;</text:span></text:p>
            <text:p text:style-name="P1"><text:span text:style-name="T1"/></text:p>
          </form:textarea>
          <form:textarea form:name="Caixa de texto 7" form:control-implementation="ooo:com.sun.star.form.component.TextField" xml:id="control9" form:id="control9" form:current-value="library ieee;&#10;use ieee.std_logic_1164.all;&#10;use ieee.numeric_std.all;&#10;&#10;entity stimuli_module is&#10;  generic&#10;  (&#10;    WIDTH: natural := 32&#10;  );&#10;&#10;  port&#10;  (&#10;    a_i, b_i: out STD_LOGIC_VECTOR(WIDTH-1 downto 0);&#10;    c_i:      out STD_LOGIC;&#10;    ctrl_x_y: out STD_LOGIC&#10;  );&#10;end stimuli_module ;&#10;&#10;architecture test of stimuli_module  is&#10;-- &quot;Time&quot; that will elapse between test vectors we submit to the component.&#10;constant TIME_DELTA : time := 60 ns;      -- choose any value&#10;&#10;begin&#10;&#10;simulation : process&#10;&#10;-- procedure for vector generation&#10;&#10;procedure assign_input_words(constant a, b: in integer) is&#10;begin&#10;-- Assign values to estimuli_module´s outputs.&#10;  a_i &lt;= std_logic_vector(to_unsigned(a,WIDTH));&#10;  b_i &lt;= std_logic_vector(to_unsigned(b,WIDTH));&#10;&#10;wait for TIME_DELTA;&#10;end procedure assign_input_words;&#10;&#10;&#10;procedure assign_carry_in (constant a: in STD_LOGIC) is&#10;begin&#10;-- Assign values to estimuli_module´s outputs.&#10;  c_i &lt;= a;&#10;  -- wait for TIME_DELTA;&#10;end procedure assign_carry_in;&#10;&#10;procedure assign_ctrl_x_y (constant a: in STD_LOGIC) is&#10;begin&#10;-- Assign values to estimuli_module´s outputs.&#10;  ctrl_x_y &lt;= a;&#10;  -- wait for TIME_DELTA;&#10;end procedure assign_ctrl_x_y;&#10;&#10;begin&#10;  -- test vectors application&#10;&#10;  assign_carry_in('0');&#10;  assign_ctrl_x_y('0');&#10;  assign_input_words(170, 85);&#10;&#10;  assign_carry_in('0');&#10;  assign_ctrl_x_y('1');&#10;  assign_input_words(170, 85);&#10;&#10;  assign_carry_in('0');&#10;  assign_ctrl_x_y('0');&#10;  assign_input_words(170, 85);&#10;&#10;  assign_carry_in('1');&#10;  assign_ctrl_x_y('0');&#10;  assign_input_words(170, 85);&#10;&#10;  assign_carry_in('1');&#10;  assign_ctrl_x_y('1');&#10;  assign_input_words(170, 85);&#10;&#10;  wait;&#10;end process simulation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entity stimuli_module is</text:span></text:p>
            <text:p text:style-name="P1"><text:span text:style-name="T1"><text:s text:c="2"/></text:span><text:span text:style-name="T1">generic</text:span></text:p>
            <text:p text:style-name="P1"><text:span text:style-name="T1"><text:s text:c="2"/></text:span><text:span text:style-name="T1">(</text:span></text:p>
            <text:p text:style-name="P1"><text:span text:style-name="T1"><text:s text:c="4"/></text:span><text:span text:style-name="T1">WIDTH: natural := 32</text:span></text:p>
            <text:p text:style-name="P1"><text:span text:style-name="T1"><text:s text:c="2"/></text:span><text:span text:style-name="T1">);</text:span></text:p>
            <text:p text:style-name="P1"><text:span text:style-name="T1"/></text:p>
            <text:p text:style-name="P1"><text:span text:style-name="T1"><text:s text:c="2"/></text:span><text:span text:style-name="T1">port</text:span></text:p>
            <text:p text:style-name="P1"><text:span text:style-name="T1"><text:s text:c="2"/></text:span><text:span text:style-name="T1">(</text:span></text:p>
            <text:p text:style-name="P1"><text:span text:style-name="T1"><text:s text:c="4"/></text:span><text:span text:style-name="T1">a_i, b_i: out STD_LOGIC_VECTOR(WIDTH-1 downto 0);</text:span></text:p>
            <text:p text:style-name="P1"><text:span text:style-name="T1"><text:s text:c="4"/></text:span><text:span text:style-name="T1">c_i: <text:s text:c="5"/>out STD_LOGIC;</text:span></text:p>
            <text:p text:style-name="P1"><text:span text:style-name="T1"><text:s text:c="4"/></text:span><text:span text:style-name="T1">ctrl_x_y: out STD_LOGIC</text:span></text:p>
            <text:p text:style-name="P1"><text:span text:style-name="T1"><text:s text:c="2"/></text:span><text:span text:style-name="T1">);</text:span></text:p>
            <text:p text:style-name="P1"><text:span text:style-name="T1">end stimuli_module ;</text:span></text:p>
            <text:p text:style-name="P1"><text:span text:style-name="T1"/></text:p>
            <text:p text:style-name="P1"><text:span text:style-name="T1">architecture test of stimuli_module <text:s/>is</text:span></text:p>
            <text:p text:style-name="P1"><text:span text:style-name="T1">-- "Time" that will elapse between test vectors we submit to the component.</text:span></text:p>
            <text:p text:style-name="P1"><text:span text:style-name="T1">constant TIME_DELTA : time := 60 ns; <text:s text:c="5"/>-- choose any value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simulation : process</text:span></text:p>
            <text:p text:style-name="P1"><text:span text:style-name="T1"/></text:p>
            <text:p text:style-name="P1"><text:span text:style-name="T1">-- procedure for vector generation</text:span></text:p>
            <text:p text:style-name="P1"><text:span text:style-name="T1"/></text:p>
            <text:p text:style-name="P1"><text:span text:style-name="T1">procedure assign_input_words(constant a, b: in integer) is</text:span></text:p>
            <text:p text:style-name="P1"><text:span text:style-name="T1">begin</text:span></text:p>
            <text:p text:style-name="P1"><text:span text:style-name="T1">-- Assign values to estimuli_module´s outputs.</text:span></text:p>
            <text:p text:style-name="P1"><text:span text:style-name="T1"><text:s text:c="2"/></text:span><text:span text:style-name="T1">a_i &lt;= std_logic_vector(to_unsigned(a,WIDTH));</text:span></text:p>
            <text:p text:style-name="P1"><text:span text:style-name="T1"><text:s text:c="2"/></text:span><text:span text:style-name="T1">b_i &lt;= std_logic_vector(to_unsigned(b,WIDTH));</text:span></text:p>
            <text:p text:style-name="P1"><text:span text:style-name="T1"/></text:p>
            <text:p text:style-name="P1"><text:span text:style-name="T1">wait for TIME_DELTA;</text:span></text:p>
            <text:p text:style-name="P1"><text:span text:style-name="T1">end procedure assign_input_words;</text:span></text:p>
            <text:p text:style-name="P1"><text:span text:style-name="T1"/></text:p>
            <text:p text:style-name="P1"><text:span text:style-name="T1"/></text:p>
            <text:p text:style-name="P1"><text:span text:style-name="T1">procedure assign_carry_in (constant a: in STD_LOGIC) is</text:span></text:p>
            <text:p text:style-name="P1"><text:span text:style-name="T1">begin</text:span></text:p>
            <text:p text:style-name="P1"><text:span text:style-name="T1">-- Assign values to estimuli_module´s outputs.</text:span></text:p>
            <text:p text:style-name="P1"><text:span text:style-name="T1"><text:s text:c="2"/></text:span><text:span text:style-name="T1">c_i &lt;= a;</text:span></text:p>
            <text:p text:style-name="P1"><text:span text:style-name="T1"><text:s text:c="2"/></text:span><text:span text:style-name="T1">-- wait for TIME_DELTA;</text:span></text:p>
            <text:p text:style-name="P1"><text:span text:style-name="T1">end procedure assign_carry_in;</text:span></text:p>
            <text:p text:style-name="P1"><text:span text:style-name="T1"/></text:p>
            <text:p text:style-name="P1"><text:span text:style-name="T1">procedure assign_ctrl_x_y (constant a: in STD_LOGIC) is</text:span></text:p>
            <text:p text:style-name="P1"><text:span text:style-name="T1">begin</text:span></text:p>
            <text:p text:style-name="P1"><text:span text:style-name="T1">-- Assign values to estimuli_module´s outputs.</text:span></text:p>
            <text:p text:style-name="P1"><text:span text:style-name="T1"><text:s text:c="2"/></text:span><text:span text:style-name="T1">ctrl_x_y &lt;= a;</text:span></text:p>
            <text:p text:style-name="P1"><text:span text:style-name="T1"><text:s text:c="2"/></text:span><text:span text:style-name="T1">-- wait for TIME_DELTA;</text:span></text:p>
            <text:p text:style-name="P1"><text:span text:style-name="T1">end procedure assign_ctrl_x_y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2"/></text:span><text:span text:style-name="T1">-- test vectors application</text:span></text:p>
            <text:p text:style-name="P1"><text:span text:style-name="T1"/></text:p>
            <text:p text:style-name="P1"><text:span text:style-name="T1"><text:s text:c="2"/></text:span><text:span text:style-name="T1">assign_carry_in('0');</text:span></text:p>
            <text:p text:style-name="P1"><text:span text:style-name="T1"><text:s text:c="2"/></text:span><text:span text:style-name="T1">assign_ctrl_x_y('0');</text:span></text:p>
            <text:p text:style-name="P1"><text:span text:style-name="T1"><text:s text:c="2"/></text:span><text:span text:style-name="T1">assign_input_words(170, 85);</text:span></text:p>
            <text:p text:style-name="P1"><text:span text:style-name="T1"/></text:p>
            <text:p text:style-name="P1"><text:span text:style-name="T1"><text:s text:c="2"/></text:span><text:span text:style-name="T1">assign_carry_in('0');</text:span></text:p>
            <text:p text:style-name="P1"><text:span text:style-name="T1"><text:s text:c="2"/></text:span><text:span text:style-name="T1">assign_ctrl_x_y('1');</text:span></text:p>
            <text:p text:style-name="P1"><text:span text:style-name="T1"><text:s text:c="2"/></text:span><text:span text:style-name="T1">assign_input_words(170, 85);</text:span></text:p>
            <text:p text:style-name="P1"><text:span text:style-name="T1"/></text:p>
            <text:p text:style-name="P1"><text:span text:style-name="T1"><text:s text:c="2"/></text:span><text:span text:style-name="T1">assign_carry_in('0');</text:span></text:p>
            <text:p text:style-name="P1"><text:span text:style-name="T1"><text:s text:c="2"/></text:span><text:span text:style-name="T1">assign_ctrl_x_y('0');</text:span></text:p>
            <text:p text:style-name="P1"><text:span text:style-name="T1"><text:s text:c="2"/></text:span><text:span text:style-name="T1">assign_input_words(170, 85);</text:span></text:p>
            <text:p text:style-name="P1"><text:span text:style-name="T1"/></text:p>
            <text:p text:style-name="P1"><text:span text:style-name="T1"><text:s text:c="2"/></text:span><text:span text:style-name="T1">assign_carry_in('1');</text:span></text:p>
            <text:p text:style-name="P1"><text:span text:style-name="T1"><text:s text:c="2"/></text:span><text:span text:style-name="T1">assign_ctrl_x_y('0');</text:span></text:p>
            <text:p text:style-name="P1"><text:span text:style-name="T1"><text:s text:c="2"/></text:span><text:span text:style-name="T1">assign_input_words(170, 85);</text:span></text:p>
            <text:p text:style-name="P1"><text:span text:style-name="T1"/></text:p>
            <text:p text:style-name="P1"><text:span text:style-name="T1"><text:s text:c="2"/></text:span><text:span text:style-name="T1">assign_carry_in('1');</text:span></text:p>
            <text:p text:style-name="P1"><text:span text:style-name="T1"><text:s text:c="2"/></text:span><text:span text:style-name="T1">assign_ctrl_x_y('1');</text:span></text:p>
            <text:p text:style-name="P1"><text:span text:style-name="T1"><text:s text:c="2"/></text:span><text:span text:style-name="T1">assign_input_words(170, 85);</text:span></text:p>
            <text:p text:style-name="P1"><text:span text:style-name="T1"/></text:p>
            <text:p text:style-name="P1"><text:span text:style-name="T1"><text:s text:c="2"/></text:span><text:span text:style-name="T1">wait;</text:span></text:p>
            <text:p text:style-name="P1"><text:span text:style-name="T1">end process simulation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8" form:control-implementation="ooo:com.sun.star.form.component.TextField" xml:id="control10" form:id="control10" form:current-value="library ieee;&#13;&#10;use ieee.std_logic_1164.all;&#13;&#10;use ieee.numeric_std.all;&#13;&#10;&#13;&#10;entity tb_rc_adder is&#13;&#10;&#13;&#10;GENERIC (WIDTH: natural :=8);&#13;&#10;&#13;&#10;end tb_rc_adder;&#13;&#10;&#13;&#10;architecture test of tb_rc_adder is&#13;&#10;&#13;&#10;component stimuli_module&#13;&#10;  generic&#13;&#10;  (&#13;&#10;    WIDTH: natural := 32&#13;&#10;  );&#13;&#10;&#13;&#10;  port&#13;&#10;  (&#13;&#10;    a_i, b_i: out STD_LOGIC_VECTOR(WIDTH-1 downto 0);&#13;&#10;    c_i:      out STD_LOGIC;&#13;&#10;    ctrl_x_y: out STD_LOGIC&#13;&#10;  );&#13;&#10;end component ;&#13;&#10;&#13;&#10;component rc_adder_3&#13;&#10;  generic&#13;&#10;  (&#13;&#10;    WIDTH : integer := 32&#13;&#10;  );&#13;&#10;&#13;&#10;  port&#13;&#10;  (&#13;&#10;    a_i, b_i: in STD_LOGIC_VECTOR(WIDTH - 1 downto 0);&#13;&#10;    c_i:      in STD_LOGIC;&#13;&#10;    z_o:      out STD_LOGIC_VECTOR(WIDTH - 1 downto 0);&#13;&#10;    c_o:      out STD_LOGIC;&#13;&#10;    ctrl_x_y: in STD_LOGIC&#13;&#10;  );&#13;&#10;end component ;&#13;&#10;&#13;&#10;  signal a_i_s, b_i_s, z_o_s : STD_LOGIC_VECTOR(WIDTH-1 downto 0);&#13;&#10;  signal c_i_s, c_o_s, ctrl_x_y_s : STD_LOGIC;&#13;&#10;&#13;&#10;begin&#13;&#10;&#13;&#10;-- Instantiate DUT&#13;&#10;  dut : rc_adder_3&#13;&#10;    generic map(WIDTH =&gt; WIDTH)&#13;&#10;    port map(&#13;&#10;      a_i =&gt; a_i_s,&#13;&#10;      b_i =&gt; b_i_s,&#13;&#10;      c_i =&gt; c_i_s,&#13;&#10;      z_o =&gt; z_o_s,&#13;&#10;      c_o =&gt; c_o_s,&#13;&#10;      ctrl_x_y =&gt; ctrl_x_y_s&#13;&#10;    );&#13;&#10;&#13;&#10;-- Instantiate test module&#13;&#10;  test : stimuli_module&#13;&#10;    generic map(WIDTH =&gt; WIDTH)&#13;&#10;    port map(&#13;&#10;      a_i =&gt; a_i_s,&#13;&#10;      b_i =&gt; b_i_s,&#13;&#10;      c_i =&gt; c_i_s,&#13;&#10;      ctrl_x_y =&gt; ctrl_x_y_s&#13;&#10;    );&#13;&#10;&#13;&#10;&#13;&#10;end architecture test;&#13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Caixa de texto 7" form:control-implementation="ooo:com.sun.star.form.component.TextField" xml:id="control11" form:id="control11" form:current-value="As operações de shift estão ocorrendo da forma esperad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As operações de shift estão ocorrendo da forma esperada.</text:span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2"><text:tab/></text:span><text:span text:style-name="T9">Folha de Respostas -Aula </text:span><text:span text:style-name="T10">6</text:span></text:p>
      <text:p text:style-name="P11"/>
      <text:p text:style-name="P3"><draw:control text:anchor-type="paragraph" draw:z-index="2" draw:name="Forma1" draw:style-name="gr2" draw:text-style-name="P23" svg:width="5.919cm" svg:height="0.673cm" svg:x="3.985cm" svg:y="0.079cm" draw:control="control3"/><draw:control text:anchor-type="paragraph" draw:z-index="3" draw:name="Forma2" draw:style-name="gr2" draw:text-style-name="P23" svg:width="3.206cm" svg:height="0.747cm" svg:x="13.686cm" svg:y="0cm" draw:control="control4"/><text:span text:style-name="T8">Nome do Aluno: </text:span><text:span text:style-name="T2"><text:s/><text:tab/><text:tab/><text:tab/><text:tab/><text:tab/><text:tab/>No. USP:</text:span></text:p>
      <text:p text:style-name="P2"/>
      <text:p text:style-name="P2"/>
      <text:p text:style-name="P4"/>
      <text:p text:style-name="P10">Instruções: Completar com apenas as informações e dados solicitados, e apenas nos campos adequados</text:p>
      <text:p text:style-name="P5"/>
      <text:p text:style-name="P12"/>
      <text:p text:style-name="P4"/>
      <text:p text:style-name="P4"><text:span text:style-name="T20">iem 2-ALU )</text:span><text:span text:style-name="T6">Insira no</text:span><text:span text:style-name="T3"> quadro abaixo </text:span><text:span text:style-name="T6">a arquitetura do novo testbench (para a ULA)</text:span></text:p>
      <text:p text:style-name="P13"/>
      <text:p text:style-name="P13"><draw:control text:anchor-type="paragraph" draw:z-index="4" draw:name="Forma4" draw:style-name="gr2" draw:text-style-name="P24" svg:width="16.401cm" svg:height="7.289cm" svg:x="0.298cm" svg:y="0.131cm" draw:control="control5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tab/></text:p>
      <text:p text:style-name="P7"><text:span text:style-name="T6">Insira no</text:span><text:span text:style-name="T4"> quadro abaixo </text:span><text:span text:style-name="T6">o novo processo dentro do módulo stimuli_module</text:span></text:p>
      <text:p text:style-name="P13"/>
      <text:p text:style-name="P13"><draw:control text:anchor-type="paragraph" draw:z-index="5" draw:name="Forma5" draw:style-name="gr2" draw:text-style-name="P24" svg:width="16.571cm" svg:height="7.506cm" svg:x="0.222cm" svg:y="0.39cm" draw:control="control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text:span text:style-name="T4"><text:tab/>Faça a captura de imagem no campo abaixo </text:span><text:span text:style-name="T5">(clique com o botão direito) </text:span><text:span text:style-name="T4">com a simulação </text:span><text:span text:style-name="T14">correspondente aos estímulos do item anterior</text:span><text:span text:style-name="T16">, </text:span><text:span text:style-name="T17">com todas as condições de operações/caminhos na ULA foram testadas</text:span></text:p>
      <text:p text:style-name="P13"/>
      <text:p text:style-name="P13"/>
      <text:p text:style-name="P13"><draw:control text:anchor-type="paragraph" draw:z-index="1" draw:style-name="gr1" draw:text-style-name="P22" svg:width="16.77cm" svg:height="9.676cm" svg:x="0.208cm" svg:y="0.131cm" draw:control="control1"/></text:p>
      <text:p text:style-name="P13"/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tab/></text:p>
      <text:p text:style-name="P20"/>
      <text:p text:style-name="P20"/>
      <text:p text:style-name="P20"/>
      <text:p text:style-name="P20"/>
      <text:p text:style-name="P16"><text:span text:style-name="T11">Explique como no quadro acima pode-se verificar que todas as condições de </text:span><text:span text:style-name="T12">operações/caminhos na ULA foram testadas.</text:span></text:p>
      <text:p text:style-name="Standard"/>
      <text:p text:style-name="Standard"/>
      <text:p text:style-name="Standard"><draw:control text:anchor-type="paragraph" draw:z-index="6" draw:name="Forma3" draw:style-name="gr2" draw:text-style-name="P24" svg:width="16.585cm" svg:height="9.727cm" svg:x="0.409cm" svg:y="0.346cm" draw:control="control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5"/>
      <text:p text:style-name="P9"><text:span text:style-name="T21">Item 3 - Rc_adder) I</text:span><text:span text:style-name="T17">nsira no</text:span><text:span text:style-name="T15"> quadro abaixo </text:span><text:span text:style-name="T17">a arquitetura do novo </text:span><text:span text:style-name="T18">RC_adder</text:span></text:p>
      <text:p text:style-name="P21"/>
      <text:p text:style-name="P15"><draw:control text:anchor-type="paragraph" draw:z-index="7" draw:name="Forma6" draw:style-name="gr2" draw:text-style-name="P24" svg:width="16.098cm" svg:height="8.96cm" svg:x="0.259cm" svg:y="0.319cm" draw:control="control8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9"><text:tab/></text:p>
      <text:p text:style-name="P9"><text:span text:style-name="T6"><text:tab/></text:span><text:span text:style-name="T7">I</text:span><text:span text:style-name="T6">nsira no quadro abaixo a arquitetura do novo testbench (para </text:span><text:span text:style-name="T7">o RC_adder</text:span><text:span text:style-name="T6">)</text:span></text:p>
      <text:p text:style-name="P15"/>
      <text:p text:style-name="P15"/>
      <text:p text:style-name="P15"/>
      <text:p text:style-name="P15"><draw:control text:anchor-type="paragraph" draw:z-index="9" draw:name="Forma8" draw:style-name="gr2" draw:text-style-name="P23" svg:width="16.1cm" svg:height="10.062cm" svg:x="0.374cm" svg:y="0.168cm" draw:control="control10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9"><text:span text:style-name="T6"><text:tab/>Insira no</text:span><text:span text:style-name="T4"> quadro abaixo </text:span><text:span text:style-name="T6">o novo processo dentro do módulo stimuli_module</text:span></text:p>
      <text:p text:style-name="P15"><draw:control text:anchor-type="paragraph" draw:z-index="8" draw:name="Forma7" draw:style-name="gr2" draw:text-style-name="P24" svg:width="16.1cm" svg:height="9.242cm" svg:x="0.185cm" svg:y="1.266cm" draw:control="control9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8"/>
      <text:p text:style-name="P9"><text:span text:style-name="T4"><text:tab/></text:span><text:span text:style-name="T16">Faça a captura de imagem no campo abaixo </text:span><text:span text:style-name="T19">(clique com o botão direito) </text:span><text:span text:style-name="T16">com a simulação </text:span><text:span text:style-name="T14">correspondente aos estímulos do item anterior</text:span><text:span text:style-name="T16">, </text:span><text:span text:style-name="T17">com todas as condições de </text:span><text:span text:style-name="T18">funcionamento só somador (com o controle de shift).</text:span></text:p>
      <text:p text:style-name="Standard"/>
      <text:p text:style-name="Standard"><draw:control text:anchor-type="paragraph" draw:z-index="0" draw:style-name="gr1" draw:text-style-name="P22" svg:width="16.359cm" svg:height="10.037cm" svg:x="0.284cm" svg:y="0.229cm" draw:control="control2"/></text:p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<draw:control text:anchor-type="paragraph" draw:z-index="10" draw:name="Forma7" draw:style-name="gr2" draw:text-style-name="P24" svg:width="16.1cm" svg:height="9.242cm" svg:x="0.185cm" svg:y="1.266cm" draw:control="control11"/><text:span text:style-name="T12">Explique como no quadro acima pode-se verificar que todas as condições de operaç</text:span><text:span text:style-name="T13">ão</text:span><text:span text:style-name="T12"> foram testad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3:55.555000000</meta:creation-date>
    <meta:generator>LibreOffice/5.4.4.2$Windows_X86_64 LibreOffice_project/2524958677847fb3bb44820e40380acbe820f960</meta:generator>
    <dc:date>2018-04-13T15:34:00.731000000</dc:date>
    <meta:editing-duration>PT24M6S</meta:editing-duration>
    <meta:editing-cycles>4</meta:editing-cycles>
    <meta:document-statistic meta:table-count="0" meta:image-count="0" meta:object-count="0" meta:page-count="5" meta:paragraph-count="15" meta:word-count="184" meta:character-count="1153" meta:non-whitespace-character-count="963"/>
  </office:meta>
</office:document-meta>
</file>